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988f" officeooo:paragraph-rsid="001d988f"/>
    </style:style>
    <style:style style:name="P2" style:family="paragraph" style:parent-style-name="Standard">
      <style:text-properties fo:color="#c9211e" loext:opacity="100%" officeooo:rsid="001d988f" officeooo:paragraph-rsid="001d988f"/>
    </style:style>
    <style:style style:name="T1" style:family="text">
      <style:text-properties fo:color="#ffffff"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15</text:p>
      <text:p text:style-name="P1"/>
      <text:p text:style-name="P1">dans le cadre de ma formation AI engineer d'Openclassrooms je dois réaliser le projet ci-dessous sans me donner pour le moment une piste pour un workflow peux tu m'estimer le temps nécessaire en heures pour réaliser ce projet qui doit déboucher sur un notebook jupyter lab et une soutenance orale ? peux tu m'expliquer dans une optique de recherche d'emploi la valeur de ce projet et me donner avec justificaitons le niveau de difficulté de ce projet ?</text:p>
      <text:p text:style-name="P1"/>
      <text:p text:style-name="P1"/>
      <text:p text:style-name="P1">Réalisez le portfolio Ingénieur IA</text:p>
      <text:p text:style-name="P1">Réalisez votre portfolio d'ingénieur IA</text:p>
      <text:p text:style-name="P1">Compétences cibles</text:p>
      <text:p text:style-name="P1">Apporter un appui stratégique et méthodologique pour faciliter la prise de décision</text:p>
      <text:p text:style-name="P1">Auditer la solution data afin d’en déterminer l'adéquation avec des besoins identifiés</text:p>
      <text:p text:style-name="P1">Collecter les besoins métiers et analyser le contexte de l'organisation</text:p>
      <text:p text:style-name="P1">Contrôler et analyser le projet data en termes de délais, coûts, livrables et performance</text:p>
      <text:p text:style-name="P1">Identifier une solution technique afin de répondre aux besoins</text:p>
      <text:p text:style-name="P1"/>
      <text:p text:style-name="P1">Trouvez votre premier emploi en data</text:p>
      <text:p text:style-name="P1">Trouver un emploi dans la data ça se prépare ! Ce cours est là</text:p>
      <text:p text:style-name="P1">pour vous aider à adopter la bonne approche... et vous aider à</text:p>
      <text:p text:style-name="P1">le décrocher !</text:p>
      <text:p text:style-name="P1">Développez vos soft skills</text:p>
      <text:p text:style-name="P1">Les soft skills, comme l’adaptabilité, la collaboration, la</text:p>
      <text:p text:style-name="P1">résolution de problèmes, sont des compétences de plus en</text:p>
      <text:p text:style-name="P1">plus recherchées. Développez ces compétences transversales</text:p>
      <text:p text:style-name="P1">et comportementales.</text:p>
      <text:p text:style-name="P1">Gérez votre temps efficacement</text:p>
      <text:p text:style-name="P1">La gestion du temps est une compétence qui peut</text:p>
      <text:p text:style-name="P1">s'apprendre. Découvrez une série de lois du temps et de</text:p>
      <text:p text:style-name="P1">bonnes habitudes à prendre, et devenez plus performant et</text:p>
      <text:p text:style-name="P1">efficace dans votre travail.</text:p>
      <text:p text:style-name="P1"/>
      <text:p text:style-name="P2"><text:a xlink:type="simple" xlink:href="https://chatgpt.com/c/69886d93-33f0-8331-8e8e-1ba981be1352" text:style-name="Internet_20_link" text:visited-style-name="Visited_20_Internet_20_Link"><text:span text:style-name="T1">https://chatgpt.com/c/69886d93-33f0-8331-8e8e-1ba981be1352</text:span></text:a></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8T11:56:05.738605886</meta:creation-date>
    <dc:date>2026-02-08T12:04:23.085616241</dc:date>
    <meta:editing-duration>PT8M16S</meta:editing-duration>
    <meta:editing-cycles>4</meta:editing-cycles>
    <meta:generator>LibreOffice/24.2.7.2$Linux_X86_64 LibreOffice_project/420$Build-2</meta:generator>
    <meta:document-statistic meta:table-count="0" meta:image-count="0" meta:object-count="0" meta:page-count="1" meta:paragraph-count="25" meta:word-count="250" meta:character-count="1611" meta:non-whitespace-character-count="1386"/>
  </office:meta>
</office:document-meta>
</file>